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ën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ën;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ën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identificer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ën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ën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ën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Bron: Eigen bewerking door JRC.</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ën. In DigComp 3.0 wordt AI gepresenteerd als één digitale technologie te midden van een reeks digitale technologieën,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ën dan AI of die inherent 'menselijk' zijn en eigenschappen vereisen zoals keuze, voorkeuren of situationeel oordeel.</text:p>
        <text:p text:style-name="Standard">De AI-labeling van competentiebeschrijv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4">Het gebruik van AI-systemen als een van de verschillende beschikbare digitale technologieën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vergadering vereist en als het onderwerp van de vergadering gevoelig is, moeten privacyoverwegingen in acht worden genomen.</text:p>
          </text:list-item>
        </text:list>
        <text:p text:style-name="Standard">Bron: Eigen bewerking door JRC.</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Bron: Eigen bewerking door JRC.</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Acronyms.docx invoegen]</text:p>
      <text:p text:style-name="Standard"/>
      <text:h text:style-name="P86" text:outline-level="1">WOORDENLIJST VAN TERMEN EN DEFINITIE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 loext:marker-style-name="T82"><text:bookmark text:name="Table_A1._A_comparison_of_the_components"/><text:span text:style-name="T59">Tabel</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d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Deleties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an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leer-</text:span><text:span text:style-name="T61"> </text:span><text:span text:style-name="T2">resultaat-</text:span><text:span text:style-name="T61"> </text:span><text:span text:style-name="T62">verklar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inhoud</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e focus van het individu oriënteren, om zelfverzekerd, kritisch en verantwoord gebruik van digitale technologieën mogelijk te maken.</text:p>
            </table:table-cell>
            <table:table-cell table:style-name="Tabel8.A1" office:value-type="string">
              <text:p text:style-name="P24">3.2 Integreren en herformuleren van digitale inhoud</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Voorbeelden</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outcome</text:span><text:span text:style-name="T89"> </text:span><text:span text:style-name="T2">resultaten</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Standard">De nummering van de competentiebeschrijvingen (Sectie 3) en de leerresultaten (in deze bijlage) komt niet overeen, aangezien er meer leerresultaten zijn dan competentiebeschrijv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adapting</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A2.3 LEERRESULTATEN</text:h>
      <text:p text:style-name="P139"><text:span text:style-name="T96">Outcomes.docx];[Voeg</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len hebben in elke fase steun en bijdragen geleverd</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identificer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opgesteld en enkele initiële voorstellen voor DigComp 3.0-prioriteiten.</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eve</text:span><text:span text:style-name="T61"> </text:span><text:span text:style-name="T2">voorbeelden</text:span><text:span text:style-name="T61"> </text:span><text:span text:style-name="T2">bronnen</text:span><text:span text:style-name="T61"> </text:span><text:span text:style-name="T2">geraadpleegd tijdens</text:span><text:span text:style-name="T61"> </text:span><text:span text:style-name="T2">development</text:span><text:span text:style-name="T61"> </text:span><text:span text:style-name="T2">ontwikkeling van</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 </text:span><text:soft-page-break/><text:span text:style-name="T122">Gapanalyse, met name 4.3 en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waarin 43 artikelen zijn opgenomen. Langdurige schermtijd werd geassocieerd met een verhoogd risico op obesitas en andere cardiometabole risicofactoren, mentale gezondheid, ongezonde eetgewoonten en eetstoornissen, en problemen in ontwikkeling en de ouder-kindrelatie. Slaap, lichamelijke activiteit, gezichtsvermogen, hoofdpijn, en het bewegingsapparaat.</text:span><text:soft-page-break/><text:span text:style-name="T122">Het bewegingsapparaat werd ook negatief beïnvloed. De effecten variëren echter afhankelijk van het type media dat werd gebruikt en de wijze waarop de verschillende typen media werden gebruikt. Geleide behandeling van competenti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raamwerk; en begeleidende documentatie.</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identificeren van de laatste stappen die nodig waren voor de publicatie.</text:p>
      <text:p text:style-name="Standard"/>
      <text:p text:style-name="Standard">3.0</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zijn</text:span><text:span text:style-name="T91"> </text:span><text:span text:style-name="T2">er</text:span><text:span text:style-name="T91"> </text:span><text:span text:style-name="T2">honderden</text:span><text:span text:style-name="T91"> </text:span><text:span text:style-name="T2">Article</text:span><text:span text:style-name="T91"> </text:span><text:span text:style-name="T2">Europe</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het</text:span><text:span text:style-name="T91"> </text:span><text:span text:style-name="T2">development</text:span><text:span text:style-name="T91"> </text:span><text:span text:style-name="T2">van</text:span><text:span text:style-name="T91"> </text:span><text:span text:style-name="T2">Article</text:span><text:span text:style-name="T91"> </text:span><text:span text:style-name="T2">development</text:span><text:span text:style-name="T91"> </text:span><text:span text:style-name="T2">bij</text:span><text:span text:style-name="T91"> </text:span><text:span text:style-name="T2">u</text:span><text:span text:style-name="T91"> </text:span><text:span text:style-name="T2">in de buurt</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vinden</text:p>
      <text:p text:style-name="P132">Online</text:p>
      <text:p text:style-name="Standard"><text:span text:style-name="T2">Informatie</text:span><text:span text:style-name="T91"> </text:span><text:span text:style-name="T2">over</text:span><text:span text:style-name="T91"> </text:span><text:span text:style-name="T2">th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le</text:span><text:span text:style-name="T91"> </text:span><text:span text:style-name="T2">th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the</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uw</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om</text:span><text:span text:style-name="T62"> </text:span><text:span text:style-name="T2">tot juridische</text:span><text:span text:style-name="T62"> </text:span><text:span text:style-name="T2">informatie</text:span><text:span text:style-name="T62"> </text:span><text:span text:style-name="T2">van</text:span><text:span text:style-name="T91"> </text:span><text:span text:style-name="T2">development</text:span><text:span text:style-name="T62"> </text:span><text:span text:style-name="T2">EU,</text:span><text:span text:style-name="T62"> </text:span><text:span text:style-name="T2">met inbegrip van</text:span><text:span text:style-name="T62"> </text:span><text:span text:style-name="T2">all</text:span><text:span text:style-name="T62"> </text:span><text:span text:style-name="T2">EU</text:span><text:span text:style-name="T62"> </text:span><text:span text:style-name="T2">and</text:span><text:span text:style-name="T91"> </text:span><text:span text:style-name="T2">sinds</text:span><text:span text:style-name="T62"> </text:span><text:span text:style-name="T2">1951</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taal-</text:span><text:span text:style-name="T62"> </text:span><text:span text:style-name="T2">versies,</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competence;aangebracht</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a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implementation:</text:span><text:span text:style-name="T91"> </text:span><text:span text:style-name="T2">beide</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